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caseInvokerImpl.getTarget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caseInvokerImpl.succeeded( int result , Usecase useca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UsecaseInvokerImpl.logErrorMessages( String usecaseName , String headline , List errorMessa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caseInvokerImpl.getTes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InvokerImpl.getError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InvokerImpl.getInfo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InvokerImpl.passParameters( Usecase usecase , Map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caseInvoke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InvokerImpl.invoke( String webappUrl , String usecaseName , Map paramete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UsecaseInvokerImpl.setTestSession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InvokerImpl.g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